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75cm" fo:min-width="1.901cm"/>
    </style:style>
    <style:style style:name="gr2" style:family="graphic" style:parent-style-name="standard">
      <style:graphic-properties draw:stroke="solid" draw:fill="solid" draw:fill-color="#99ccff" draw:textarea-horizontal-align="justify" draw:textarea-vertical-align="middle" draw:auto-grow-height="false" fo:min-height="0.501cm" fo:min-width="0.25cm"/>
    </style:style>
    <style:style style:name="gr3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.501cm" fo:min-width="0.25cm"/>
    </style:style>
    <style:style style:name="gr4" style:family="graphic" style:parent-style-name="objectwithoutfill">
      <style:graphic-properties draw:stroke="solid" svg:stroke-color="#000000" draw:marker-start="Arrow_20_concave" draw:marker-end="Arrow_20_concave" draw:marker-end-width="0.2cm" draw:fill="none" draw:textarea-vertical-align="middle"/>
    </style:style>
    <style:style style:name="gr5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99ccff"/>
      <style:paragraph-properties fo:text-align="center"/>
      <style:text-properties fo:font-size="8pt"/>
    </style:style>
    <style:style style:name="P4" style:family="paragraph">
      <loext:graphic-properties draw:fill="solid" draw:fill-color="#ffcc99"/>
      <style:paragraph-properties fo:text-align="center"/>
      <style:text-properties fo:font-size="7pt"/>
    </style:style>
    <style:style style:name="P5" style:family="paragraph">
      <loext:graphic-properties draw:fill="solid" draw:fill-color="#ffcc99"/>
      <style:paragraph-properties fo:text-align="center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1.6cm" svg:x="3.9cm" svg:y="3.7cm">
          <text:p text:style-name="P1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1cm" svg:height="1cm" svg:x="1.5cm" svg:y="1cm">
          <text:p text:style-name="P1"><text:span text:style-name="T1">cont</text:span></text:p>
          <text:p text:style-name="P1"><text:span text:style-name="T1">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xml:id="id2" draw:id="id2" draw:layer="layout" svg:width="1cm" svg:height="1cm" svg:x="3cm" svg:y="2cm">
          <text:p text:style-name="P1"><text:span text:style-name="T2">driver</text:span></text:p>
          <text:p text:style-name="P1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xml:id="id3" draw:id="id3" draw:layer="layout" svg:width="1cm" svg:height="1cm" svg:x="4.601cm" svg:y="2.001cm">
          <text:p text:style-name="P1"><text:span text:style-name="T1">driver</text:span></text:p>
          <text:p text:style-name="P1"><text:span text:style-name="T1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xml:id="id4" draw:id="id4" draw:layer="layout" svg:width="1cm" svg:height="1cm" svg:x="6.101cm" svg:y="2.001cm">
          <text:p text:style-name="P1"><text:span text:style-name="T1">driver</text:span></text:p>
          <text:p text:style-name="P1"><text:span text:style-name="T1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5" xml:id="id5" draw:id="id5" draw:layer="layout" svg:width="1cm" svg:height="1cm" svg:x="7.702cm" svg:y="2.002cm">
          <text:p text:style-name="P1"><text:span text:style-name="T1">driver</text:span></text:p>
          <text:p text:style-name="P1"><text:span text:style-name="T1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6" draw:layer="layout" draw:type="curve" svg:x1="2.5cm" svg:y1="1.375cm" svg:x2="3.625cm" svg:y2="2cm" draw:start-shape="id1" draw:start-glue-point="9" draw:end-shape="id2" draw:end-glue-point="4" svg:d="M2500 1375c750 0 1125 208 1125 625" svg:viewBox="0 0 1126 626">
          <text:p/>
        </draw:connector>
        <draw:connector draw:style-name="gr5" draw:text-style-name="P6" draw:layer="layout" draw:type="curve" svg:x1="2.5cm" svg:y1="1.375cm" svg:x2="5.226cm" svg:y2="2.001cm" draw:start-shape="id1" draw:start-glue-point="9" draw:end-shape="id3" draw:end-glue-point="4" svg:d="M2500 1375c1818 0 2726 208 2726 626" svg:viewBox="0 0 2727 627">
          <text:p/>
        </draw:connector>
        <draw:connector draw:style-name="gr5" draw:text-style-name="P6" draw:layer="layout" draw:type="curve" svg:x1="2.5cm" svg:y1="1.375cm" svg:x2="6.726cm" svg:y2="2.001cm" draw:start-shape="id1" draw:start-glue-point="9" draw:end-shape="id4" draw:end-glue-point="4" svg:d="M2500 1375c2818 0 4226 208 4226 626" svg:viewBox="0 0 4227 627">
          <text:p/>
        </draw:connector>
        <draw:connector draw:style-name="gr5" draw:text-style-name="P6" draw:layer="layout" draw:type="curve" svg:x1="2.5cm" svg:y1="1.375cm" svg:x2="8.327cm" svg:y2="2.002cm" draw:start-shape="id1" draw:start-glue-point="9" draw:end-shape="id5" draw:end-glue-point="4" svg:d="M2500 1375c3885 0 5827 209 5827 627" svg:viewBox="0 0 5828 628">
          <text:p/>
        </draw:connector>
        <draw:line draw:style-name="gr5" draw:text-style-name="P6" draw:layer="layout" svg:x1="2.1cm" svg:y1="3.9cm" svg:x2="2.1cm" svg:y2="2cm">
          <text:p/>
        </draw:line>
        <draw:line draw:style-name="gr5" draw:text-style-name="P6" draw:layer="layout" svg:x1="3.5cm" svg:y1="3cm" svg:x2="4.5cm" svg:y2="3.7cm">
          <text:p/>
        </draw:line>
        <draw:line draw:style-name="gr5" draw:text-style-name="P6" draw:layer="layout" svg:x1="5.2cm" svg:y1="3cm" svg:x2="5cm" svg:y2="3.7cm">
          <text:p/>
        </draw:line>
        <draw:line draw:style-name="gr5" draw:text-style-name="P6" draw:layer="layout" svg:x1="6.7cm" svg:y1="3cm" svg:x2="5.5cm" svg:y2="3.7cm">
          <text:p/>
        </draw:line>
        <draw:line draw:style-name="gr5" draw:text-style-name="P6" draw:layer="layout" svg:x1="8.3cm" svg:y1="3cm" svg:x2="6.2cm" svg:y2="3.8cm">
          <text:p/>
        </draw:line>
        <draw:custom-shape draw:style-name="gr6" draw:text-style-name="P1" draw:layer="layout" svg:width="0.2cm" svg:height="0.3cm" svg:x="2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6" draw:layer="layout" svg:x1="2.1cm" svg:y1="4.3cm" svg:x2="2.1cm" svg:y2="4.6cm">
          <text:p/>
        </draw:line>
        <draw:line draw:style-name="gr7" draw:text-style-name="P6" draw:layer="layout" svg:x1="2.3cm" svg:y1="4.8cm" svg:x2="2.1cm" svg:y2="4.6cm">
          <text:p/>
        </draw:line>
        <draw:line draw:style-name="gr7" draw:text-style-name="P6" draw:layer="layout" svg:x1="1.9cm" svg:y1="4.8cm" svg:x2="2.1cm" svg:y2="4.6cm">
          <text:p/>
        </draw:line>
        <draw:line draw:style-name="gr7" draw:text-style-name="P6" draw:layer="layout" svg:x1="1.9cm" svg:y1="4.4cm" svg:x2="2.3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8-06-13T12:28:39.079166595</meta:creation-date>
    <dc:date>2018-06-14T13:41:56.658127557</dc:date>
    <meta:editing-duration>PT2M50S</meta:editing-duration>
    <meta:editing-cycles>2</meta:editing-cycles>
    <meta:generator>LibreOffice/5.4.7.2$Linux_X86_64 LibreOffice_project/40m0$Build-2</meta:generator>
    <meta:document-statistic meta:object-count="20"/>
  </office:meta>
</office:document-meta>
</file>